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0427E1AEF2B.png"/>
  <manifest:file-entry manifest:media-type="image/png" manifest:full-path="Pictures/10000000000000200000002000309F1C.png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5" style:family="graphic" style:parent-style-name="standard">
      <style:graphic-properties draw:stroke="solid" svg:stroke-width="0cm" draw:marker-start-width="0.305cm" draw:marker-end-width="0.305cm" draw:textarea-horizontal-align="center" draw:textarea-vertical-align="middle" fo:padding-top="0.074cm" fo:padding-bottom="0.074cm" fo:padding-left="0.199cm" fo:padding-right="0.199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family="Verdana" style:font-family-generic="swiss" style:font-pitch="variable"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family="Verdana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5.4cm" svg:height="6.257cm" svg:x="1.27cm" svg:y="7.62cm">
          <draw:text-box>
            <text:p text:style-name="P1"><text:span text:style-name="T1">Sources to keep reading on Community Building</text:span></text:p>
            <text:p text:style-name="P1"><text:span text:style-name="T1"/></text:p>
          </draw:text-box>
        </draw:frame>
        <draw:frame draw:style-name="gr2" draw:text-style-name="P4" draw:layer="layout" svg:width="6.869cm" svg:height="2.54cm" svg:x="16.51cm" svg:y="17.78cm">
          <draw:text-box>
            <text:p text:style-name="P3"><text:span text:style-name="T2">Teo Romera @teoromera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3"><text:span text:style-name="T3">Matthias Stürmer</text:span></text:p>
          </draw:text-box>
        </draw:frame>
        <draw:frame draw:style-name="gr4" draw:text-style-name="P6" draw:layer="layout" svg:width="25.399cm" svg:height="12.704cm" svg:x="1.271cm" svg:y="6.981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Open Source Community Building, by Matthias Stürmer </text:span><text:span text:style-name="T6"><text:a xlink:href="http://opensource.mit.edu/papers/sturmer.pdf">http://opensource.mit.edu/papers/sturmer.pdf</text:a></text:span></text:p>
              </text:list-item>
              <text:list-item>
                <text:p><text:span text:style-name="T6">His paper is really good</text:span></text:p>
              </text:list-item>
              <text:list-item>
                <text:p><text:span text:style-name="T6">One of the first first essays about the topic </text:span></text:p>
              </text:list-item>
              <text:list-item>
                <text:p><text:span text:style-name="T6">Not a technical approach, easy to read</text:span></text:p>
              </text:list-item>
              <text:list-item>
                <text:p><text:span text:style-name="T6">He is now a Senior Advisor at Ernst &amp; You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0"><text:span text:style-name="T3">FOSSBazar</text:span></text:p>
          </draw:text-box>
        </draw:frame>
        <draw:frame draw:style-name="gr6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FOSSBazaar: Open Source Governance for the Enterprise, </text:span><text:span text:style-name="T6"><text:a xlink:href="https://fossbazaar.org/">https://fossbazaar.org/</text:a></text:span><text:span text:style-name="T6"> </text:span></text:p>
              </text:list-item>
              <text:list-item>
                <text:p><text:span text:style-name="T6">Aimed to help companies understand OSS</text:span></text:p>
              </text:list-item>
              <text:list-item>
                <text:p><text:span text:style-name="T6">Led by HP, hosted by The Linux Foundation</text:span></text:p>
              </text:list-item>
              <text:list-item>
                <text:p><text:span text:style-name="T6">Very specialised and not very widespread</text:span></text:p>
              </text:list-item>
              <text:list-item>
                <text:p><text:span text:style-name="T6">High quality material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0"><text:span text:style-name="T3">Good Sources to keep reading</text:span></text:p>
          </draw:text-box>
        </draw:frame>
        <draw:frame draw:style-name="gr7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Open Source Community Building, by Matthias Stürmer </text:span><text:span text:style-name="T6"><text:a xlink:href="http://opensource.mit.edu/papers/sturmer.pdf">http://opensource.mit.edu/papers/sturmer.pdf</text:a></text:span></text:p>
              </text:list-item>
              <text:list-item>
                <text:p><text:span text:style-name="T6">FOSSBazaar: Open Source Governance for the Enterprise, </text:span><text:span text:style-name="T6"><text:a xlink:href="https://fossbazaar.org/">https://fossbazaar.org/</text:a></text:span><text:span text:style-name="T6"> </text:span></text:p>
              </text:list-item>
              <text:list-item>
                <text:p><text:span text:style-name="T6">Producing Open Source Software, by Karl Fogel </text:span><text:span text:style-name="T6"><text:a xlink:href="http://producingoss.com/">http://producingoss.com/</text:a></text:span><text:span text:style-name="T6"> </text:span></text:p>
              </text:list-item>
              <text:list-item>
                <text:p><text:span text:style-name="T6">The Art Of Community, by Jono Bacon </text:span><text:span text:style-name="T6"><text:a xlink:href="http://www.artofcommunityonline.org/">http://www.artofcommunityonline.org/</text:a></text:span><text:span text:style-name="T6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0"><text:span text:style-name="T3">Karl Fogel's ProducingOSS</text:span></text:p>
          </draw:text-box>
        </draw:frame>
        <draw:frame draw:style-name="gr8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Producing Open Source Software, by Karl Fogel </text:span><text:span text:style-name="T6"><text:a xlink:href="http://producingoss.com/">http://producingoss.com/</text:a></text:span><text:span text:style-name="T6"> </text:span></text:p>
              </text:list-item>
              <text:list-item>
                <text:p><text:span text:style-name="T6">Arrived earlier than anyone else, 2005</text:span></text:p>
              </text:list-item>
              <text:list-item>
                <text:p><text:span text:style-name="T6">Extremely well written and entertaining</text:span></text:p>
              </text:list-item>
              <text:list-item>
                <text:p><text:span text:style-name="T6">Somehow quite technical oriented</text:span></text:p>
              </text:list-item>
              <text:list-item>
                <text:p><text:span text:style-name="T6">The community management bible that was written even before people knew about such a th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4.765cm" svg:height="1.369cm" svg:x="1.27cm" svg:y="5.08cm">
          <draw:text-box>
            <text:p text:style-name="P10"><text:span text:style-name="T3">Jono Bacon's Art of Community</text:span></text:p>
          </draw:text-box>
        </draw:frame>
        <draw:frame draw:style-name="gr9" draw:text-style-name="P6" draw:layer="layout" svg:width="25.399cm" svg:height="12.704cm" svg:x="1.271cm" svg:y="6.981cm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line draw:style-name="gr5" draw:text-style-name="P7" draw:layer="layout" svg:x1="1.27cm" svg:y1="6.35cm" svg:x2="16.51cm" svg:y2="6.35cm">
          <text:p/>
        </draw:line>
        <draw:frame presentation:style-name="pr2" draw:text-style-name="P8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6">The Art Of Community, by Jono Bacon </text:span><text:span text:style-name="T6"><text:a xlink:href="http://www.artofcommunityonline.org/">http://www.artofcommunityonline.org/</text:a></text:span><text:span text:style-name="T6"> </text:span></text:p>
              </text:list-item>
              <text:list-item>
                <text:p><text:span text:style-name="T6">This is the new reference in community building</text:span></text:p>
              </text:list-item>
              <text:list-item>
                <text:p><text:span text:style-name="T6">Coming from a prominent figure in an outstanding project</text:span></text:p>
              </text:list-item>
              <text:list-item>
                <text:p><text:span text:style-name="T6">Did not make the time to read it yet u_u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otted_20__28_var_29_" svg:stroke-width="0cm" svg:stroke-color="#c0c0c0" draw:marker-start-width="0.305cm" draw:marker-start-center="false" draw:marker-end-width="0.305cm" draw:marker-end-center="false" draw:fill="solid" draw:fill-color="#0066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8.889cm" svg:height="1.745cm" svg:x="1.271cm" svg:y="0.795cm">
        <draw:image xlink:href="Pictures/1000000000000150000000427E1AEF2B.png" xlink:type="simple" xlink:show="embed" xlink:actuate="onLoad">
          <text:p/>
        </draw:image>
      </draw:frame>
      <draw:frame draw:style-name="Mgr3" draw:text-style-name="MP4" draw:layer="backgroundobjects" svg:width="3.103cm" svg:height="1.092cm" svg:x="1.27cm" svg:y="19.228cm">
        <draw:image xlink:href="Pictures/10000201000000580000001F516347EA.png" xlink:type="simple" xlink:show="embed" xlink:actuate="onLoad">
          <text:p/>
        </draw:image>
      </draw:frame>
      <draw:frame draw:style-name="Mgr4" draw:text-style-name="MP6" draw:layer="backgroundobjects" svg:width="9.337cm" svg:height="0.988cm" svg:x="17.333cm" svg:y="0.917cm">
        <draw:text-box>
          <text:p text:style-name="MP5"><text:span text:style-name="MT2">Master on Free Softwar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pcoca </meta:initial-creator>
    <meta:creation-date>2009-11-05T16:02:25</meta:creation-date>
    <dc:creator>Teo Romera</dc:creator>
    <dc:date>2011-02-11T13:29:49</dc:date>
    <meta:editing-cycles>68</meta:editing-cycles>
    <meta:editing-duration>PT22H19M24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